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95mm"/>
    </style:style>
    <style:style style:name="co2" style:family="table-column">
      <style:table-column-properties fo:break-before="auto" style:column-width="20.55mm"/>
    </style:style>
    <style:style style:name="co3" style:family="table-column">
      <style:table-column-properties fo:break-before="auto" style:column-width="16.35mm"/>
    </style:style>
    <style:style style:name="co4" style:family="table-column">
      <style:table-column-properties fo:break-before="auto" style:column-width="23.2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ummaryInf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numCases</text:p>
          </table:table-cell>
          <table:table-cell office:value-type="string" calcext:value-type="string">
            <text:p>numAtts</text:p>
          </table:table-cell>
          <table:table-cell office:value-type="string" calcext:value-type="string">
            <text:p>numClass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4177" calcext:value-type="float">
            <text:p>417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ute-inflammation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ute-nephritis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48842" calcext:value-type="float">
            <text:p>4884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nealing</text:p>
          </table:table-cell>
          <table:table-cell office:value-type="float" office:value="898" calcext:value-type="float">
            <text:p>89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rhythmia</text:p>
          </table:table-cell>
          <table:table-cell office:value-type="float" office:value="452" calcext:value-type="float">
            <text:p>452</text:p>
          </table:table-cell>
          <table:table-cell office:value-type="float" office:value="262" calcext:value-type="float">
            <text:p>262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diology-std</text:p>
          </table:table-cell>
          <table:table-cell office:value-type="float" office:value="196" calcext:value-type="float">
            <text:p>196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lance-scale</text:p>
          </table:table-cell>
          <table:table-cell office:value-type="float" office:value="625" calcext:value-type="float">
            <text:p>6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lloons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k</text:p>
          </table:table-cell>
          <table:table-cell office:value-type="float" office:value="4521" calcext:value-type="float">
            <text:p>452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od</text:p>
          </table:table-cell>
          <table:table-cell office:value-type="float" office:value="748" calcext:value-type="float">
            <text:p>7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ast-cancer</text:p>
          </table:table-cell>
          <table:table-cell office:value-type="float" office:value="286" calcext:value-type="float">
            <text:p>28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ast-cancer-wisc</text:p>
          </table:table-cell>
          <table:table-cell office:value-type="float" office:value="699" calcext:value-type="float">
            <text:p>69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ast-cancer-wisc-diag</text:p>
          </table:table-cell>
          <table:table-cell office:value-type="float" office:value="569" calcext:value-type="float">
            <text:p>569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ast-cancer-wisc-prog</text:p>
          </table:table-cell>
          <table:table-cell office:value-type="float" office:value="198" calcext:value-type="float">
            <text:p>198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ast-tissue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1728" calcext:value-type="float">
            <text:p>172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otocography-10clases</text:p>
          </table:table-cell>
          <table:table-cell office:value-type="float" office:value="2126" calcext:value-type="float">
            <text:p>212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otocography-3clases</text:p>
          </table:table-cell>
          <table:table-cell office:value-type="float" office:value="2126" calcext:value-type="float">
            <text:p>212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ss-krvk</text:p>
          </table:table-cell>
          <table:table-cell office:value-type="float" office:value="28056" calcext:value-type="float">
            <text:p>2805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ss-krvkp</text:p>
          </table:table-cell>
          <table:table-cell office:value-type="float" office:value="3196" calcext:value-type="float">
            <text:p>319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gressional-voting</text:p>
          </table:table-cell>
          <table:table-cell office:value-type="float" office:value="435" calcext:value-type="float">
            <text:p>43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n-bench-sonar-mines-rocks</text:p>
          </table:table-cell>
          <table:table-cell office:value-type="float" office:value="208" calcext:value-type="float">
            <text:p>20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n-bench-vowel-deterding</text:p>
          </table:table-cell>
          <table:table-cell office:value-type="float" office:value="990" calcext:value-type="float">
            <text:p>99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67557" calcext:value-type="float">
            <text:p>67557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rac</text:p>
          </table:table-cell>
          <table:table-cell office:value-type="float" office:value="1473" calcext:value-type="float">
            <text:p>147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dit-approval</text:p>
          </table:table-cell>
          <table:table-cell office:value-type="float" office:value="690" calcext:value-type="float">
            <text:p>69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ylinder-bands</text:p>
          </table:table-cell>
          <table:table-cell office:value-type="float" office:value="512" calcext:value-type="float">
            <text:p>51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float" office:value="366" calcext:value-type="float">
            <text:p>366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ocardiogram</text:p>
          </table:table-cell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oli</text:p>
          </table:table-cell>
          <table:table-cell office:value-type="float" office:value="336" calcext:value-type="float">
            <text:p>33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ergy-y1</text:p>
          </table:table-cell>
          <table:table-cell office:value-type="float" office:value="768" calcext:value-type="float">
            <text:p>76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ergy-y2</text:p>
          </table:table-cell>
          <table:table-cell office:value-type="float" office:value="768" calcext:value-type="float">
            <text:p>76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rtility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gs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214" calcext:value-type="float">
            <text:p>21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berman-survival</text:p>
          </table:table-cell>
          <table:table-cell office:value-type="float" office:value="306" calcext:value-type="float">
            <text:p>30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rt-cleveland</text:p>
          </table:table-cell>
          <table:table-cell office:value-type="float" office:value="303" calcext:value-type="float">
            <text:p>30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rt-hungarian</text:p>
          </table:table-cell>
          <table:table-cell office:value-type="float" office:value="294" calcext:value-type="float">
            <text:p>29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rt-switzerland</text:p>
          </table:table-cell>
          <table:table-cell office:value-type="float" office:value="123" calcext:value-type="float">
            <text:p>1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rt-va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ll-valley</text:p>
          </table:table-cell>
          <table:table-cell office:value-type="float" office:value="1212" calcext:value-type="float">
            <text:p>121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rse-colic</text:p>
          </table:table-cell>
          <table:table-cell office:value-type="float" office:value="368" calcext:value-type="float">
            <text:p>36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lpd-indian-liver</text:p>
          </table:table-cell>
          <table:table-cell office:value-type="float" office:value="583" calcext:value-type="float">
            <text:p>58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age-segmentation</text:p>
          </table:table-cell>
          <table:table-cell office:value-type="float" office:value="2310" calcext:value-type="float">
            <text:p>231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351" calcext:value-type="float">
            <text:p>35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d-display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nses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20000" calcext:value-type="float">
            <text:p>2000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bras</text:p>
          </table:table-cell>
          <table:table-cell office:value-type="float" office:value="360" calcext:value-type="float">
            <text:p>36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-res-spect</text:p>
          </table:table-cell>
          <table:table-cell office:value-type="float" office:value="531" calcext:value-type="float">
            <text:p>531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ng-cancer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ymphography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19020" calcext:value-type="float">
            <text:p>1902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961" calcext:value-type="float">
            <text:p>96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boone</text:p>
          </table:table-cell>
          <table:table-cell office:value-type="float" office:value="130064" calcext:value-type="float">
            <text:p>13006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lec-biol-promoter</text:p>
          </table:table-cell>
          <table:table-cell office:value-type="float" office:value="106" calcext:value-type="float">
            <text:p>106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lec-biol-splice</text:p>
          </table:table-cell>
          <table:table-cell office:value-type="float" office:value="3190" calcext:value-type="float">
            <text:p>319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nks-1</text:p>
          </table:table-cell>
          <table:table-cell office:value-type="float" office:value="556" calcext:value-type="float">
            <text:p>55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nks-2</text:p>
          </table:table-cell>
          <table:table-cell office:value-type="float" office:value="601" calcext:value-type="float">
            <text:p>60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nks-3</text:p>
          </table:table-cell>
          <table:table-cell office:value-type="float" office:value="554" calcext:value-type="float">
            <text:p>55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shroom</text:p>
          </table:table-cell>
          <table:table-cell office:value-type="float" office:value="8124" calcext:value-type="float">
            <text:p>812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sk-1</text:p>
          </table:table-cell>
          <table:table-cell office:value-type="float" office:value="476" calcext:value-type="float">
            <text:p>476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sk-2</text:p>
          </table:table-cell>
          <table:table-cell office:value-type="float" office:value="6598" calcext:value-type="float">
            <text:p>6598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rsery</text:p>
          </table:table-cell>
          <table:table-cell office:value-type="float" office:value="12960" calcext:value-type="float">
            <text:p>1296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ocytes_merluccius_nucleus_4d</text:p>
          </table:table-cell>
          <table:table-cell office:value-type="float" office:value="1022" calcext:value-type="float">
            <text:p>1022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ocytes_merluccius_states_2f</text:p>
          </table:table-cell>
          <table:table-cell office:value-type="float" office:value="1022" calcext:value-type="float">
            <text:p>102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ocytes_trisopterus_nucleus_2f</text:p>
          </table:table-cell>
          <table:table-cell office:value-type="float" office:value="912" calcext:value-type="float">
            <text:p>91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ocytes_trisopterus_states_5b</text:p>
          </table:table-cell>
          <table:table-cell office:value-type="float" office:value="912" calcext:value-type="float">
            <text:p>91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ical</text:p>
          </table:table-cell>
          <table:table-cell office:value-type="float" office:value="5620" calcext:value-type="float">
            <text:p>5620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zone</text:p>
          </table:table-cell>
          <table:table-cell office:value-type="float" office:value="2536" calcext:value-type="float">
            <text:p>2536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473" calcext:value-type="float">
            <text:p>547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float" office:value="195" calcext:value-type="float">
            <text:p>19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digits</text:p>
          </table:table-cell>
          <table:table-cell office:value-type="float" office:value="10992" calcext:value-type="float">
            <text:p>1099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768" calcext:value-type="float">
            <text:p>76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ttsburg-bridges-MATERIAL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ttsburg-bridges-REL-L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ttsburg-bridges-SPAN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ttsburg-bridges-T-OR-D</text:p>
          </table:table-cell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ttsburg-bridges-TYPE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nning</text:p>
          </table:table-cell>
          <table:table-cell office:value-type="float" office:value="182" calcext:value-type="float">
            <text:p>1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nt-margin</text:p>
          </table:table-cell>
          <table:table-cell office:value-type="float" office:value="1600" calcext:value-type="float">
            <text:p>160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nt-shape</text:p>
          </table:table-cell>
          <table:table-cell office:value-type="float" office:value="1600" calcext:value-type="float">
            <text:p>160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nt-texture</text:p>
          </table:table-cell>
          <table:table-cell office:value-type="float" office:value="1599" calcext:value-type="float">
            <text:p>159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t-operative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-tumor</text:p>
          </table:table-cell>
          <table:table-cell office:value-type="float" office:value="330" calcext:value-type="float">
            <text:p>33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ngnorm</text:p>
          </table:table-cell>
          <table:table-cell office:value-type="float" office:value="7400" calcext:value-type="float">
            <text:p>74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s</text:p>
          </table:table-cell>
          <table:table-cell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meion</text:p>
          </table:table-cell>
          <table:table-cell office:value-type="float" office:value="1593" calcext:value-type="float">
            <text:p>1593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ybean</text:p>
          </table:table-cell>
          <table:table-cell office:value-type="float" office:value="683" calcext:value-type="float">
            <text:p>68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4601" calcext:value-type="float">
            <text:p>460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ect</text:p>
          </table:table-cell>
          <table:table-cell office:value-type="float" office:value="265" calcext:value-type="float">
            <text:p>26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ectf</text:p>
          </table:table-cell>
          <table:table-cell office:value-type="float" office:value="267" calcext:value-type="float">
            <text:p>267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tlog-australian-credit</text:p>
          </table:table-cell>
          <table:table-cell office:value-type="float" office:value="690" calcext:value-type="float">
            <text:p>69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tlog-german-credit</text:p>
          </table:table-cell>
          <table:table-cell office:value-type="float" office:value="1000" calcext:value-type="float">
            <text:p>100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tlog-heart</text:p>
          </table:table-cell>
          <table:table-cell office:value-type="float" office:value="270" calcext:value-type="float">
            <text:p>27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tlog-image</text:p>
          </table:table-cell>
          <table:table-cell office:value-type="float" office:value="2310" calcext:value-type="float">
            <text:p>231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tlog-landsat</text:p>
          </table:table-cell>
          <table:table-cell office:value-type="float" office:value="6435" calcext:value-type="float">
            <text:p>643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tlog-shuttle</text:p>
          </table:table-cell>
          <table:table-cell office:value-type="float" office:value="58000" calcext:value-type="float">
            <text:p>580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tlog-vehicle</text:p>
          </table:table-cell>
          <table:table-cell office:value-type="float" office:value="846" calcext:value-type="float">
            <text:p>84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l-plates</text:p>
          </table:table-cell>
          <table:table-cell office:value-type="float" office:value="1941" calcext:value-type="float">
            <text:p>194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ynthetic-control</text:p>
          </table:table-cell>
          <table:table-cell office:value-type="float" office:value="600" calcext:value-type="float">
            <text:p>60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aching</text:p>
          </table:table-cell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7200" calcext:value-type="float">
            <text:p>720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c-tac-toe</text:p>
          </table:table-cell>
          <table:table-cell office:value-type="float" office:value="958" calcext:value-type="float">
            <text:p>95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2201" calcext:value-type="float">
            <text:p>22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ins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7400" calcext:value-type="float">
            <text:p>74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tebral-column-2clases</text:p>
          </table:table-cell>
          <table:table-cell office:value-type="float" office:value="310" calcext:value-type="float">
            <text:p>3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tebral-column-3clases</text:p>
          </table:table-cell>
          <table:table-cell office:value-type="float" office:value="310" calcext:value-type="float">
            <text:p>3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ll-following</text:p>
          </table:table-cell>
          <table:table-cell office:value-type="float" office:value="5456" calcext:value-type="float">
            <text:p>545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veform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veform-noise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178" calcext:value-type="float">
            <text:p>17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e-quality-red</text:p>
          </table:table-cell>
          <table:table-cell office:value-type="float" office:value="1599" calcext:value-type="float">
            <text:p>159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e-quality-white</text:p>
          </table:table-cell>
          <table:table-cell office:value-type="float" office:value="4898" calcext:value-type="float">
            <text:p>489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east</text:p>
          </table:table-cell>
          <table:table-cell office:value-type="float" office:value="1484" calcext:value-type="float">
            <text:p>148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oo</text:p>
          </table:table-cell>
          <table:table-cell office:value-type="float" office:value="101" calcext:value-type="float">
            <text:p>10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2">00/00/0000</text:date>, <text:time style:data-style-name="N2" text:time-value="13:37:56.9729247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2T13:38:11.700410528</dc:date>
    <meta:editing-duration>PT2M9S</meta:editing-duration>
    <meta:editing-cycles>2</meta:editing-cycles>
    <meta:generator>LibreOffice/6.0.7.3$Linux_X86_64 LibreOffice_project/00m0$Build-3</meta:generator>
    <meta:document-statistic meta:table-count="1" meta:cell-count="488" meta:object-count="0"/>
  </office:meta>
</office:document-meta>
</file>